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TC</text:p>
          </table:table-cell>
          <table:table-cell table:style-name="transactions_middle" office:value="54197.0" office:value-type="float"/>
          <table:table-cell table:style-name="transactions_middle" office:value="0.0" office:value-type="float"/>
          <table:table-cell table:style-name="transactions_middle" table:formula="='BTC_2020'.G42"/>
          <table:table-cell table:style-name="transactions_crypto" table:formula="='BTC_2020'.I41"/>
          <table:table-cell table:style-name="transactions_yen" table:formula="='BTC_2020'.I42"/>
          <table:table-cell table:style-name="transactions_right_end" table:formula="='BTC_2020'.I5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ETH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ETH_2020'.G34"/>
          <table:table-cell table:style-name="transactions_crypto" table:formula="='ETH_2020'.I33"/>
          <table:table-cell table:style-name="transactions_yen" table:formula="='ETH_2020'.I34"/>
          <table:table-cell table:style-name="transactions_right_end" table:formula="='ETH_2020'.I4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1)"/>
          <table:table-cell table:style-name="ce781" table:formula="=SUM(C8:C11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1)"/>
          <table:table-cell table:style-name="ce285" table:formula="=SUM(G8:G11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1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TC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TC_2021'.G33"/>
          <table:table-cell table:style-name="transactions_crypto" table:formula="='BTC_2021'.I32"/>
          <table:table-cell table:style-name="transactions_yen" table:formula="='BTC_2021'.I33"/>
          <table:table-cell table:style-name="transactions_right_end" table:formula="='BTC_2021'.I4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TC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TC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2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2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7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3.79" office:value-type="float"/>
          <table:table-cell table:style-name="transactions_yen" office:value-type="string">
            <text:p>0 (￥54,197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4)=0;0;SUM(E22:E34))"/>
          <table:table-cell table:style-name="summary_5f_yen" table:formula="=IF(SUM(F22:F34)=0;0;SUM(F22:F34))"/>
          <table:table-cell table:style-name="summary_5f_crypto" table:formula="=IF(SUM(G22:G34)=0;0;SUM(G22:G34))"/>
          <table:table-cell table:style-name="summary_5f_yen" table:formula="=IF(SUM(H22:H34)=0;0;SUM(H22:H34))"/>
          <table:table-cell table:style-name="summary_5f_donations" table:formula="=IF(SUM(I22:I34)=0;0;SUM(I22:I3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5"/>
          <table:table-cell table:style-name="ce713" office:value-type="string" calcext:value-type="string">
            <text:p>―</text:p>
          </table:table-cell>
          <table:table-cell table:style-name="ce645" table:formula="=G13+G35"/>
          <table:table-cell table:style-name="ce756" table:formula="=E41+F41-H4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5"/>
          <table:table-cell table:style-name="ce714" table:formula="=IF((E41+F41);(E42+F42)/(E41+F41);0)"/>
          <table:table-cell table:style-name="ce736" table:formula="=H41*G42"/>
          <table:table-cell table:style-name="ce757" table:formula="=I41*G4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2"/>
          <table:table-cell table:style-name="ce717" table:formula="=I35"/>
          <table:table-cell table:style-name="ce739"/>
          <table:table-cell table:style-name="ce761" table:formula="=I52-I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50:E5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50:H5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TC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1" office:value-type="float"/>
          <table:table-cell table:style-name="transactions_yen" office:value="40400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5)=0;0;SUM(E22:E25))"/>
          <table:table-cell table:style-name="summary_5f_yen" table:formula="=IF(SUM(F22:F25)=0;0;SUM(F22:F25))"/>
          <table:table-cell table:style-name="summary_5f_crypto" table:formula="=IF(SUM(G22:G25)=0;0;SUM(G22:G25))"/>
          <table:table-cell table:style-name="summary_5f_yen" table:formula="=IF(SUM(H22:H25)=0;0;SUM(H22:H25))"/>
          <table:table-cell table:style-name="summary_5f_donations" table:formula="=IF(SUM(I22:I25)=0;0;SUM(I22:I25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TC_2020'.I41"/>
          <table:table-cell table:style-name="ce645" table:formula="=E13+E26"/>
          <table:table-cell table:style-name="ce713" office:value-type="string" calcext:value-type="string">
            <text:p>―</text:p>
          </table:table-cell>
          <table:table-cell table:style-name="ce645" table:formula="=G13+G26"/>
          <table:table-cell table:style-name="ce756" table:formula="=E32+F32-H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TC_2020'.I42"/>
          <table:table-cell table:style-name="ce682" table:formula="=F13+F26"/>
          <table:table-cell table:style-name="ce714" table:formula="=IF((E32+F32);(E33+F33)/(E32+F32);0)"/>
          <table:table-cell table:style-name="ce736" table:formula="=H32*G33"/>
          <table:table-cell table:style-name="ce757" table:formula="=I32*G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6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3"/>
          <table:table-cell table:style-name="ce717" table:formula="=I26"/>
          <table:table-cell table:style-name="ce739"/>
          <table:table-cell table:style-name="ce761" table:formula="=I43-I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1:E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1:H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ETH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3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2440.0" office:value-type="float"/>
          <table:table-cell table:style-name="transactions_crypto"/>
          <table:table-cell table:style-name="transactions_yen"/>
          <table:table-cell table:style-name="transactions_right_end" office:value="25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0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0.0" office:value-type="float"/>
          <table:table-cell table:style-name="transactions_yen" office:value="4940.0" office:value-type="float"/>
          <table:table-cell table:style-name="transactions_crypto"/>
          <table:table-cell table:style-name="transactions_yen"/>
          <table:table-cell table:style-name="transactions_right_end" office:value="5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5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30.0" office:value-type="float"/>
          <table:table-cell table:style-name="transactions_yen" office:value="6810.0" office:value-type="float"/>
          <table:table-cell table:style-name="transactions_crypto"/>
          <table:table-cell table:style-name="transactions_yen"/>
          <table:table-cell table:style-name="transactions_right_end" office:value="6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6)=0;0;SUM(E22:E26))"/>
          <table:table-cell table:style-name="summary_5f_yen" table:formula="=IF(SUM(F22:F26)=0;0;SUM(F22:F26))"/>
          <table:table-cell table:style-name="summary_5f_crypto" table:formula="=IF(SUM(G22:G26)=0;0;SUM(G22:G26))"/>
          <table:table-cell table:style-name="summary_5f_yen" table:formula="=IF(SUM(H22:H26)=0;0;SUM(H22:H26))"/>
          <table:table-cell table:style-name="summary_5f_donations" table:formula="=IF(SUM(I22:I26)=0;0;SUM(I22:I26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7"/>
          <table:table-cell table:style-name="ce713" office:value-type="string" calcext:value-type="string">
            <text:p>―</text:p>
          </table:table-cell>
          <table:table-cell table:style-name="ce645" table:formula="=G13+G27"/>
          <table:table-cell table:style-name="ce756" table:formula="=E33+F33-H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7"/>
          <table:table-cell table:style-name="ce714" table:formula="=IF((E33+F33);(E34+F34)/(E33+F33);0)"/>
          <table:table-cell table:style-name="ce736" table:formula="=H33*G34"/>
          <table:table-cell table:style-name="ce757" table:formula="=I33*G3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7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4"/>
          <table:table-cell table:style-name="ce717" table:formula="=I27"/>
          <table:table-cell table:style-name="ce739"/>
          <table:table-cell table:style-name="ce761" table:formula="=I44-I4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2:E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2:H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5T16:27:55.935646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